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3000000518BAA5734963CF0B91.jpg" manifest:media-type="image/jpeg"/>
  <manifest:file-entry manifest:full-path="Pictures/1000020100000280000000A04B5FCB02FC14C26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106cm 0.026cm 0.026cm" fo:padding="0cm" fo:border-left="none" fo:border-right="none" fo:border-top="none" fo:border-bottom="4.51pt double #622423"/>
    </style:style>
    <style:style style:name="P2" style:family="paragraph" style:parent-style-name="Header">
      <style:paragraph-properties style:border-line-width-bottom="0.106cm 0.026cm 0.026cm" fo:padding="0cm" fo:border-left="none" fo:border-right="none" fo:border-top="none" fo:border-bottom="4.51pt double #622423"/>
      <style:text-properties style:font-name="Cambria" fo:font-size="16pt" style:font-size-asian="16pt" style:font-size-complex="16pt"/>
    </style:style>
    <style:style style:name="P3" style:family="paragraph" style:parent-style-name="Header">
      <style:paragraph-properties style:border-line-width-bottom="0.106cm 0.026cm 0.026cm" fo:padding="0cm" fo:border-left="none" fo:border-right="none" fo:border-top="none" fo:border-bottom="4.51pt double #622423"/>
      <style:text-properties fo:color="#000000" loext:opacity="100%" style:font-name="Cambria" fo:font-size="12pt" fo:language="es" fo:country="ES" style:letter-kerning="false" style:font-name-asian="Calibri1" style:font-size-asian="12pt" style:language-asian="en" style:country-asian="US" style:font-name-complex="Cambria1" style:font-size-complex="12pt" style:language-complex="ar" style:country-complex="SA"/>
    </style:style>
    <style:style style:name="P4" style:family="paragraph" style:parent-style-name="Header">
      <style:text-properties officeooo:rsid="0023dc91" officeooo:paragraph-rsid="0023dc91"/>
    </style:style>
    <style:style style:name="P5" style:family="paragraph" style:parent-style-name="Header">
      <style:text-properties fo:color="#000000" loext:opacity="100%" style:font-name="Cambria" fo:font-size="8pt" fo:font-style="italic" fo:font-weight="bold" style:font-size-asian="8pt" style:font-style-asian="italic" style:font-weight-asian="bold" style:font-name-complex="Cambria1" style:font-size-complex="8pt" style:font-style-complex="italic" style:font-weight-complex="bold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officeooo:paragraph-rsid="00479b80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paragraph-rsid="004a0246"/>
    </style:style>
    <style:style style:name="P8" style:family="paragraph" style:parent-style-name="List_20_Paragraph">
      <style:text-properties officeooo:paragraph-rsid="004a0246"/>
    </style:style>
    <style:style style:name="P9" style:family="paragraph" style:parent-style-name="List_20_Paragraph">
      <style:text-properties officeooo:paragraph-rsid="003332b2"/>
    </style:style>
    <style:style style:name="P10" style:family="paragraph" style:parent-style-name="List_20_Paragraph" style:master-page-name="Standard">
      <style:paragraph-properties fo:margin-left="0cm" fo:margin-right="0cm" fo:text-indent="0cm" style:auto-text-indent="false" style:page-number="auto"/>
      <style:text-properties officeooo:paragraph-rsid="004a0246"/>
    </style:style>
    <style:style style:name="P11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4a0246"/>
    </style:style>
    <style:style style:name="P12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479b80"/>
    </style:style>
    <style:style style:name="P13" style:family="paragraph" style:parent-style-name="List_20_Paragraph" style:list-style-name="L3">
      <style:paragraph-properties fo:margin-left="0cm" fo:margin-right="0cm" fo:text-indent="0cm" style:auto-text-indent="false"/>
      <style:text-properties officeooo:paragraph-rsid="004a0246"/>
    </style:style>
    <style:style style:name="P14" style:family="paragraph" style:parent-style-name="List_20_Paragraph" style:list-style-name="L2">
      <style:text-properties officeooo:paragraph-rsid="00479b80"/>
    </style:style>
    <style:style style:name="P15" style:family="paragraph" style:parent-style-name="List_20_Paragraph" style:list-style-name="L2">
      <style:text-properties officeooo:paragraph-rsid="004987b9"/>
    </style:style>
    <style:style style:name="P16" style:family="paragraph" style:parent-style-name="List_20_Paragraph" style:list-style-name="L4">
      <style:text-properties officeooo:paragraph-rsid="004a0246"/>
    </style:style>
    <style:style style:name="P17" style:family="paragraph" style:parent-style-name="Text_20_body" style:list-style-name="L1">
      <style:paragraph-properties fo:margin-top="0cm" fo:margin-bottom="0cm" style:contextual-spacing="false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officeooo:rsid="004a0246" officeooo:paragraph-rsid="004a0246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style:use-window-font-color="true" loext:opacity="0%" style:font-name="Calibri" fo:font-size="11pt" fo:language="es" fo:country="ES" officeooo:rsid="004a0246" officeooo:paragraph-rsid="004a0246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1" style:family="text">
      <style:text-properties fo:color="#000000" loext:opacity="100%" style:font-name="Cambria" fo:font-size="12pt" style:font-size-asian="12pt" style:font-name-complex="Cambria1" style:font-size-complex="12pt"/>
    </style:style>
    <style:style style:name="T2" style:family="text">
      <style:text-properties fo:color="#000000" loext:opacity="100%" style:font-name="Cambria" fo:font-size="12pt" officeooo:rsid="003332b2" style:font-size-asian="12pt" style:font-name-complex="Cambria1" style:font-size-complex="12pt"/>
    </style:style>
    <style:style style:name="T3" style:family="text">
      <style:text-properties fo:color="#000000" loext:opacity="100%" style:font-name="Cambria" fo:font-size="12pt" fo:language="es" fo:country="ES" style:letter-kerning="false" style:font-name-asian="Calibri1" style:font-size-asian="12pt" style:language-asian="en" style:country-asian="US" style:font-name-complex="Cambria1" style:font-size-complex="12pt" style:language-complex="ar" style:country-complex="SA"/>
    </style:style>
    <style:style style:name="T4" style:family="text">
      <style:text-properties fo:color="#000000" loext:opacity="100%" style:font-name="Cambria" fo:font-size="12pt" fo:language="es" fo:country="ES" officeooo:rsid="00461ab6" style:letter-kerning="false" style:font-name-asian="Calibri1" style:font-size-asian="12pt" style:language-asian="en" style:country-asian="US" style:font-name-complex="Cambria1" style:font-size-complex="12pt" style:language-complex="ar" style:country-complex="SA"/>
    </style:style>
    <style:style style:name="T5" style:family="text">
      <style:text-properties fo:color="#000000" loext:opacity="100%" style:font-name="Cambria" fo:font-size="12pt" fo:language="es" fo:country="ES" officeooo:rsid="00416bcf" style:letter-kerning="false" style:font-name-asian="Calibri1" style:font-size-asian="12pt" style:language-asian="en" style:country-asian="US" style:font-name-complex="Cambria1" style:font-size-complex="12pt" style:language-complex="ar" style:country-complex="SA"/>
    </style:style>
    <style:style style:name="T6" style:family="text">
      <style:text-properties officeooo:rsid="004a0246"/>
    </style:style>
    <style:style style:name="T7" style:family="text">
      <style:text-properties officeooo:rsid="00416bcf"/>
    </style:style>
    <style:style style:name="T8" style:family="text">
      <style:text-properties style:use-window-font-color="true" loext:opacity="0%" style:font-name="Calibri" fo:font-size="11pt" fo:language="es" fo:country="ES" fo:font-style="normal" fo:font-weight="normal" officeooo:rsid="0023dc91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9" style:family="text">
      <style:text-properties style:use-window-font-color="true" loext:opacity="0%" style:font-name="Calibri" fo:font-size="11pt" fo:language="es" fo:country="ES" fo:font-style="normal" fo:font-weight="normal" officeooo:rsid="003332b2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10" style:family="text">
      <style:text-properties style:use-window-font-color="true" loext:opacity="0%" style:font-name="Calibri" fo:font-size="11pt" fo:language="es" fo:country="ES" fo:font-style="normal" fo:font-weight="normal" officeooo:rsid="0034fffe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11" style:family="text">
      <style:text-properties style:use-window-font-color="true" loext:opacity="0%" style:font-name="Calibri" fo:font-size="11pt" fo:language="es" fo:country="ES" fo:font-style="normal" fo:font-weight="normal" officeooo:rsid="003f0e52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12" style:family="text">
      <style:text-properties style:use-window-font-color="true" loext:opacity="0%" style:font-name="Calibri" fo:font-size="11pt" fo:language="es" fo:country="ES" fo:font-style="normal" fo:font-weight="normal" officeooo:rsid="00447934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13" style:family="text">
      <style:text-properties style:use-window-font-color="true" loext:opacity="0%" style:font-name="Calibri" fo:font-size="11pt" fo:language="es" fo:country="ES" fo:font-style="normal" fo:font-weight="normal" officeooo:rsid="0042a070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14" style:family="text">
      <style:text-properties style:use-window-font-color="true" loext:opacity="0%" style:font-name="Calibri" fo:font-size="11pt" fo:language="es" fo:country="ES" fo:font-style="normal" fo:font-weight="normal" officeooo:rsid="004006e5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style:font-name="Calibri" fo:font-size="11pt" fo:language="es" fo:country="ES" fo:font-style="normal" fo:font-weight="normal" officeooo:rsid="004987b9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style:font-name="Calibri" fo:font-size="11pt" fo:language="es" fo:country="ES" fo:font-style="normal" fo:font-weight="normal" officeooo:rsid="004a0246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style:font-name="Calibri" fo:font-size="11pt" fo:language="es" fo:country="ES" fo:font-style="normal" fo:font-weight="bold" officeooo:rsid="003332b2" style:letter-kerning="false" style:font-name-asian="Calibri1" style:font-size-asian="11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T18" style:family="text">
      <style:text-properties style:use-window-font-color="true" loext:opacity="0%" style:font-name="Calibri" fo:font-size="11pt" fo:language="es" fo:country="ES" fo:font-style="normal" fo:font-weight="bold" officeooo:rsid="003f0e52" style:letter-kerning="false" style:font-name-asian="Calibri1" style:font-size-asian="11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T19" style:family="text">
      <style:text-properties style:use-window-font-color="true" loext:opacity="0%" style:font-name="Calibri" fo:font-size="11pt" fo:language="es" fo:country="ES" fo:font-style="normal" fo:font-weight="bold" officeooo:rsid="00479b80" style:letter-kerning="false" style:font-name-asian="Calibri1" style:font-size-asian="11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T20" style:family="text">
      <style:text-properties style:use-window-font-color="true" loext:opacity="0%" style:font-name="Calibri" fo:font-size="11pt" fo:language="es" fo:country="ES" fo:font-style="normal" fo:font-weight="bold" officeooo:rsid="00447934" style:letter-kerning="false" style:font-name-asian="Calibri1" style:font-size-asian="11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T21" style:family="text">
      <style:text-properties style:use-window-font-color="true" loext:opacity="0%" style:font-name="Calibri" fo:font-size="11pt" fo:language="es" fo:country="ES" fo:font-style="normal" fo:font-weight="bold" officeooo:rsid="004987b9" style:letter-kerning="false" style:font-name-asian="Calibri1" style:font-size-asian="11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T22" style:family="text">
      <style:text-properties style:use-window-font-color="true" loext:opacity="0%" style:font-name="Calibri" fo:font-size="11pt" fo:language="es" fo:country="ES" fo:font-style="normal" fo:font-weight="bold" officeooo:rsid="004a0246" style:letter-kerning="false" style:font-name-asian="Calibri1" style:font-size-asian="11pt" style:language-asian="en" style:country-asian="US" style:font-style-asian="normal" style:font-weight-asian="bold" style:font-name-complex="DejaVu Sans" style:font-size-complex="11pt" style:language-complex="ar" style:country-complex="SA" style:font-style-complex="normal" style:font-weight-complex="bold"/>
    </style:style>
    <style:style style:name="T23" style:family="text"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24" style:family="text">
      <style:text-properties officeooo:rsid="004b0f7d"/>
    </style:style>
    <style:style style:name="T25" style:family="text">
      <style:text-properties fo:language="es" fo:country="ES" officeooo:rsid="004b0f7d" style:letter-kerning="false" style:font-name-asian="Calibri1" style:language-asian="en" style:country-asian="US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22">Para cada opción se usará una función.</text:span></text:span></text:p>
      <text:p text:style-name="P6"><text:span text:style-name="Strong_20_Emphasis"><text:span text:style-name="T9"/></text:span></text:p>
      <text:list xml:id="list3732692872" text:style-name="WWNum1">
        <text:list-item>
          <text:p text:style-name="P11"><text:span text:style-name="Strong_20_Emphasis"><text:span text:style-name="T16">Crear un fichero </text:span></text:span><text:span text:style-name="Strong_20_Emphasis"><text:span text:style-name="T22">ges_user.sh</text:span></text:span><text:span text:style-name="Strong_20_Emphasis"><text:span text:style-name="T16">, el cual nos mostrará por pantalla el siguiente menú:</text:span></text:span></text:p>
        </text:list-item>
      </text:list>
      <text:list xml:id="list3159172444" text:style-name="L1">
        <text:list-item>
          <text:p text:style-name="P17">Crear usuario, pidiendo el usuario y contraseña por pantalla.</text:p>
        </text:list-item>
        <text:list-item>
          <text:p text:style-name="P17">Modificar la contraseña del usuario.</text:p>
        </text:list-item>
        <text:list-item>
          <text:p text:style-name="P17">Borrar un usuario.</text:p>
        </text:list-item>
        <text:list-item>
          <text:p text:style-name="P18">Dar de alta los usuarios de forma autom<text:span text:style-name="T23">ática leyendo de un fichero. El fichero tendrá separados los campos por ‘,’. En cada fila habra</text:span></text:p>
          <text:p text:style-name="P19">nombre,DNI,password</text:p>
        </text:list-item>
      </text:list>
      <text:p text:style-name="Text_20_body"/>
      <text:list xml:id="list133523015601629" text:continue-list="list3732692872" text:style-name="WWNum1">
        <text:list-header>
          <text:p text:style-name="P11"><text:span text:style-name="Strong_20_Emphasis"><text:span text:style-name="T16"/></text:span></text:p>
          <text:p text:style-name="P12"><text:span text:style-name="Strong_20_Emphasis"><text:span text:style-name="T16">2. </text:span></text:span><text:span text:style-name="Strong_20_Emphasis"><text:span text:style-name="T9">Crear un shell Script llamado </text:span></text:span><text:span text:style-name="Strong_20_Emphasis"><text:span text:style-name="T19">red_scan</text:span></text:span><text:span text:style-name="Strong_20_Emphasis"><text:span text:style-name="T17">.sh</text:span></text:span><text:span text:style-name="Strong_20_Emphasis"><text:span text:style-name="T9">, el cual nos mostrará por pantalla el siguiente menú:</text:span></text:span></text:p>
        </text:list-header>
      </text:list>
      <text:list xml:id="list3124547011" text:style-name="L2">
        <text:list-item>
          <text:p text:style-name="P14"><text:span text:style-name="Strong_20_Emphasis"><text:span text:style-name="T11">Almacena en un fichero, </text:span></text:span><text:span text:style-name="Strong_20_Emphasis"><text:span text:style-name="T12">llamado </text:span></text:span><text:span text:style-name="Strong_20_Emphasis"><text:span text:style-name="T21">salida_red</text:span></text:span><text:span text:style-name="Strong_20_Emphasis"><text:span text:style-name="T18">.txt</text:span></text:span><text:span text:style-name="Strong_20_Emphasis"><text:span text:style-name="T11"> , las conexiones </text:span></text:span><text:span text:style-name="Strong_20_Emphasis"><text:span text:style-name="T15">en espera o TIME_WAIT</text:span></text:span><text:span text:style-name="Strong_20_Emphasis"><text:span text:style-name="T11">. </text:span></text:span><text:span text:style-name="Strong_20_Emphasis"><text:span text:style-name="T10"><text:s text:c="4"/></text:span></text:span></text:p>
        </text:list-item>
        <text:list-item>
          <text:p text:style-name="P14"><text:span text:style-name="Strong_20_Emphasis"><text:span text:style-name="T11">Muestra la </text:span></text:span><text:span text:style-name="Strong_20_Emphasis"><text:span text:style-name="T13">IP </text:span></text:span><text:span text:style-name="Strong_20_Emphasis"><text:span text:style-name="T11">de la</text:span></text:span><text:span text:style-name="Strong_20_Emphasis"><text:span text:style-name="T13">s</text:span></text:span><text:span text:style-name="Strong_20_Emphasis"><text:span text:style-name="T11"> conexiones web no seguras </text:span></text:span><text:span text:style-name="Strong_20_Emphasis"><text:span text:style-name="T12">de la información almacenada en </text:span></text:span><text:span text:style-name="Strong_20_Emphasis"><text:span text:style-name="T21">salida_red</text:span></text:span><text:span text:style-name="Strong_20_Emphasis"><text:span text:style-name="T20">.txt</text:span></text:span><text:span text:style-name="Strong_20_Emphasis"><text:span text:style-name="T11">.</text:span></text:span></text:p>
        </text:list-item>
        <text:list-item>
          <text:p text:style-name="P15"><text:span text:style-name="Strong_20_Emphasis"><text:span text:style-name="T11">Muestra por pantalla el contenido del fichero creado en el punto anterior.</text:span></text:span></text:p>
        </text:list-item>
        <text:list-item>
          <text:p text:style-name="P14"><text:span text:style-name="Strong_20_Emphasis"><text:span text:style-name="T11">Detectar el sistema operativo </text:span></text:span><text:span text:style-name="Strong_20_Emphasis"><text:span text:style-name="T14">e información de puertos de los equipo desde </text:span></text:span><text:span text:style-name="Strong_20_Emphasis"><text:span text:style-name="T15">el equipo 192,168,8,12 hasta 192,168,8,23</text:span></text:span></text:p>
        </text:list-item>
        <text:list-item>
          <text:p text:style-name="P14"><text:span text:style-name="Strong_20_Emphasis"><text:span text:style-name="T15">M</text:span></text:span><text:span text:style-name="Strong_20_Emphasis"><text:span text:style-name="T12">uestra la infor</text:span></text:span><text:span text:style-name="Strong_20_Emphasis"><text:span text:style-name="T15">m</text:span></text:span><text:span text:style-name="Strong_20_Emphasis"><text:span text:style-name="T12">ación de un usuario, cuyo nombre se solicitará por pantalla. Para ello crearás una función a la cual le pasarás como argumento el nombre de usuario solicitado por pantalla.</text:span></text:span></text:p>
        </text:list-item>
      </text:list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list xml:id="list2058980082" text:style-name="L3">
        <text:list-header>
          <text:p text:style-name="P13"><text:span text:style-name="Strong_20_Emphasis"><text:span text:style-name="T16">3. Crear un fichero llamado </text:span></text:span><text:span text:style-name="Strong_20_Emphasis"><text:span text:style-name="T22">ges_firewall.sh</text:span></text:span><text:span text:style-name="Strong_20_Emphasis"><text:span text:style-name="T16">, el cual nos mostrará por pantalla:</text:span></text:span></text:p>
        </text:list-header>
      </text:list>
      <text:list xml:id="list1083752226" text:style-name="L4">
        <text:list-item>
          <text:p text:style-name="P16"><text:span text:style-name="Strong_20_Emphasis"><text:span text:style-name="T16">Cortar el trafico saliente hacia un dominio web solicitado por pantalla.</text:span></text:span></text:p>
        </text:list-item>
        <text:list-item>
          <text:p text:style-name="P16"><text:span text:style-name="Strong_20_Emphasis"><text:span text:style-name="T16">Cortar el tráfico entrante hacia nuestro Servidor (la ip se solicitará por pantalla)</text:span></text:span></text:p>
        </text:list-item>
      </text:list>
      <text:p text:style-name="P8"><text:span text:style-name="Strong_20_Emphasis"><text:span text:style-name="T16"/></text:span></text:p>
      <text:p text:style-name="P7"><text:span text:style-name="Strong_20_Emphasis"><text:span text:style-name="T16">4. Mostrar la impresoras disponibles en nuestro sistema.</text:span></text:span></text:p>
      <text:p text:style-name="P9"><text:span text:style-name="Strong_20_Emphasis"><text:span text:style-name="T8"/></text:span></text:p>
      <text:p text:style-name="P9"><text:span text:style-name="Strong_20_Emphasis"><text:span text:style-name="T8"/></text:span></text:p>
      <text:p text:style-name="P8"><text:span text:style-name="Strong_20_Emphasis"><text:span text:style-name="T1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bottom="0.106cm 0.026cm 0.026cm" fo:padding="0cm" fo:border-left="none" fo:border-right="none" fo:border-top="none" fo:border-bottom="4.51pt double #622423"/>
      <style:text-properties style:font-name="Cambria" fo:font-size="16pt" style:font-size-asian="16pt" style:font-size-complex="16pt"/>
    </style:style>
    <style:style style:name="MP2" style:family="paragraph" style:parent-style-name="Header">
      <style:paragraph-properties style:border-line-width-bottom="0.106cm 0.026cm 0.026cm" fo:padding="0cm" fo:border-left="none" fo:border-right="none" fo:border-top="none" fo:border-bottom="4.51pt double #622423"/>
    </style:style>
    <style:style style:name="MP3" style:family="paragraph" style:parent-style-name="Header">
      <style:paragraph-properties style:border-line-width-bottom="0.106cm 0.026cm 0.026cm" fo:padding="0cm" fo:border-left="none" fo:border-right="none" fo:border-top="none" fo:border-bottom="4.51pt double #622423"/>
      <style:text-properties fo:color="#000000" loext:opacity="100%" style:font-name="Cambria" fo:font-size="12pt" fo:language="es" fo:country="ES" style:letter-kerning="false" style:font-name-asian="Calibri1" style:font-size-asian="12pt" style:language-asian="en" style:country-asian="US" style:font-name-complex="Cambria1" style:font-size-complex="12pt" style:language-complex="ar" style:country-complex="SA"/>
    </style:style>
    <style:style style:name="MP4" style:family="paragraph" style:parent-style-name="Header">
      <style:text-properties officeooo:rsid="0023dc91" officeooo:paragraph-rsid="0023dc91"/>
    </style:style>
    <style:style style:name="MP5" style:family="paragraph" style:parent-style-name="Header">
      <style:text-properties fo:color="#000000" loext:opacity="100%" style:font-name="Cambria" fo:font-size="8pt" fo:font-style="italic" fo:font-weight="bold" style:font-size-asian="8pt" style:font-style-asian="italic" style:font-weight-asian="bold" style:font-name-complex="Cambria1" style:font-size-complex="8pt" style:font-style-complex="italic" style:font-weight-complex="bold"/>
    </style:style>
    <style:style style:name="MT1" style:family="text">
      <style:text-properties fo:color="#000000" loext:opacity="100%" style:font-name="Cambria" fo:font-size="12pt" style:font-size-asian="12pt" style:font-name-complex="Cambria1" style:font-size-complex="12pt"/>
    </style:style>
    <style:style style:name="MT2" style:family="text">
      <style:text-properties fo:color="#000000" loext:opacity="100%" style:font-name="Cambria" fo:font-size="12pt" fo:language="es" fo:country="ES" officeooo:rsid="00461ab6" style:letter-kerning="false" style:font-name-asian="Calibri1" style:font-size-asian="12pt" style:language-asian="en" style:country-asian="US" style:font-name-complex="Cambria1" style:font-size-complex="12pt" style:language-complex="ar" style:country-complex="SA"/>
    </style:style>
    <style:style style:name="MT3" style:family="text">
      <style:text-properties fo:color="#000000" loext:opacity="100%" style:font-name="Cambria" fo:font-size="12pt" officeooo:rsid="003332b2" style:font-size-asian="12pt" style:font-name-complex="Cambria1" style:font-size-complex="12pt"/>
    </style:style>
    <style:style style:name="MT4" style:family="text">
      <style:text-properties fo:color="#000000" loext:opacity="100%" style:font-name="Cambria" fo:font-size="12pt" fo:language="es" fo:country="ES" style:letter-kerning="false" style:font-name-asian="Calibri1" style:font-size-asian="12pt" style:language-asian="en" style:country-asian="US" style:font-name-complex="Cambria1" style:font-size-complex="12pt" style:language-complex="ar" style:country-complex="SA"/>
    </style:style>
    <style:style style:name="MT5" style:family="text">
      <style:text-properties officeooo:rsid="004a0246"/>
    </style:style>
    <style:style style:name="MT6" style:family="text">
      <style:text-properties fo:color="#000000" loext:opacity="100%" style:font-name="Cambria" fo:font-size="12pt" fo:language="es" fo:country="ES" officeooo:rsid="00416bcf" style:letter-kerning="false" style:font-name-asian="Calibri1" style:font-size-asian="12pt" style:language-asian="en" style:country-asian="US" style:font-name-complex="Cambria1" style:font-size-complex="12pt" style:language-complex="ar" style:country-complex="SA"/>
    </style:style>
    <style:style style:name="MT7" style:family="text">
      <style:text-properties officeooo:rsid="00416bcf"/>
    </style:style>
    <style:style style:name="MT8" style:family="text">
      <style:text-properties fo:language="es" fo:country="ES" officeooo:rsid="004b0f7d" style:letter-kerning="false" style:font-name-asian="Calibri1" style:language-asian="en" style:country-asian="US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873cm" fo:margin-left="0cm" fo:margin-right="0cm" fo:margin-top="0.77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char" svg:x="12.559cm" svg:y="0.228cm" svg:width="2.372cm" svg:height="1.476cm" draw:z-index="1"><draw:image xlink:href="Pictures/100000000000083000000518BAA5734963CF0B91.jpg" xlink:type="simple" xlink:show="embed" xlink:actuate="onLoad" draw:mime-type="image/jpeg"/></draw:frame><draw:frame draw:style-name="Mfr1" draw:name="Imagen3" text:anchor-type="char" svg:x="-1.342cm" svg:y="-0.099cm" svg:width="6.817cm" svg:height="1.706cm" draw:z-index="0"><draw:image xlink:href="Pictures/1000020100000280000000A04B5FCB02FC14C267.png" xlink:type="simple" xlink:show="embed" xlink:actuate="onLoad" draw:mime-type="image/png"/></draw:frame></text:p>
        <text:p text:style-name="MP1"/>
        <text:p text:style-name="MP1"/>
        <text:p text:style-name="MP2"><text:span text:style-name="MT1"><text:s/>MODULO: </text:span><text:span text:style-name="MT2">ADMINISTRACIÓN DE SISTEMAS OPERATIVOS <text:s/></text:span><text:span text:style-name="MT1"><text:s/></text:span><text:span text:style-name="MT3">SHELL SCRIPT</text:span><text:span text:style-name="MT4">.</text:span></text:p>
        <text:p text:style-name="MP3">Fecha: <text:span text:style-name="MT5">Ejemplo Prueba Shell Script</text:span></text:p>
        <text:p text:style-name="MP2"><text:span text:style-name="MT4"><text:s/><text:tab/></text:span><text:span text:style-name="MT6">2º ASIR</text:span></text:p>
        <text:p text:style-name="Header"/>
        <text:p text:style-name="MP4"/>
      </style:header>
      <style:footer>
        <text:p text:style-name="MP5"><text:span text:style-name="MT7">ADMINISTRACIÓN DE SISTEMAS INFORMÁTICOS Y REDES</text:span> <text:s text:c="8"/>CURSO 202<text:span text:style-name="MT8">4</text:span>/202<text:span text:style-name="MT8">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23T11:47:00</meta:creation-date>
    <meta:initial-creator>vic rey</meta:initial-creator>
    <dc:language>es-ES</dc:language>
    <dc:date>2025-02-06T13:35:21.439000000</dc:date>
    <meta:editing-cycles>44</meta:editing-cycles>
    <dc:title>IES MEDINA AZAHARA                       CURSO 2019/2020                                                                                 CICLO: SISTEMAS MICROINFORMÁTICOS Y REDES                                                            MODULO: SEGURIDAD INFORMÁTICA                                                                                        PRACTICA: EJERCICIOS MUNDO HACKER. SEGURIDAD EN DISPOSITIVOS MÓVILE</dc:title>
    <meta:editing-duration>P1DT3H10M30S</meta:editing-duration>
    <meta:generator>LibreOffice/7.1.3.2$Windows_X86_64 LibreOffice_project/47f78053abe362b9384784d31a6e56f8511eb1c1</meta:generator>
    <meta:print-date>2023-02-07T12:39:09.682439341</meta:print-date>
    <meta:document-statistic meta:table-count="0" meta:image-count="2" meta:object-count="0" meta:page-count="1" meta:paragraph-count="21" meta:word-count="245" meta:character-count="1530" meta:non-whitespace-character-count="130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